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Verdana" svg:font-family="Verdana, Arial, Helvetica, sans-serif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Text_20_body">
      <style:text-properties style:font-name="Tahoma"/>
    </style:style>
    <style:style style:name="P3" style:family="paragraph" style:parent-style-name="Text_20_body">
      <style:text-properties style:font-name="Tahoma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ahoma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ahoma" fo:font-size="12pt" fo:font-style="normal" style:text-underline-style="none" fo:font-weight="normal" officeooo:paragraph-rsid="00016fc6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officeooo:paragraph-rsid="00016fc6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 style:font-weight-asian="bold" style:font-weight-complex="bold"/>
    </style:style>
    <style:style style:name="P9" style:family="paragraph" style:parent-style-name="Text_20_body" style:list-style-name="L3">
      <style:paragraph-properties fo:margin-top="0cm" fo:margin-bottom="0cm" loext:contextual-spacing="false" fo:line-height="138%" style:writing-mode="lr-tb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style:font-name="Tahoma"/>
    </style:style>
    <style:style style:name="P1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style:font-name="Tahoma"/>
    </style:style>
    <style:style style:name="P1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style:font-name="Tahoma" officeooo:paragraph-rsid="00016fc6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style:font-name="Tahoma"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style:font-name="Tahoma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officeooo:rsid="000064a8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016fc6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333333" style:text-line-through-style="none" style:text-line-through-type="none" fo:font-size="11pt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333333" style:text-line-through-style="none" style:text-line-through-type="none" fo:font-size="11pt" fo:font-style="normal" style:text-underline-style="none" fo:font-weight="normal" officeooo:rsid="00016fc6" style:text-blinking="false" fo:background-color="#ffffff" loext:char-shading-value="0"/>
    </style:style>
    <style:style style:name="T12" style:family="text">
      <style:text-properties officeooo:rsid="00016f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Centro Municipal Universitário de São José<text:line-break/>Análise e Desenvolvimento de Sistemas – Fundamentos de T.I.<text:line-break/>Acadêmico: Luciano Galvão Jr</text:span></text:p>
      <text:p text:style-name="P5"/>
      <text:p text:style-name="P4"><text:bookmark text:name="docs-internal-guid-f9968996-7fff-e15a-18bc-71b31316f9f2"/>1. Temos 3 tipos de memórias que são de suma importância para um computador,</text:p>
      <text:p text:style-name="P4">quais são elas e quais suas particularidades? O computador compreende somente um tipo de linguagem, baseado nisto qual o tipo de linguagem que ele entende e como ela é representada?</text:p>
      <text:list xml:id="list2557762640" text:style-name="L1">
        <text:list-item>
          <text:p text:style-name="P11"><text:span text:style-name="T1">Memória principal: </text:span><text:span text:style-name="T2">RAM (Random-Access Memory)</text:span><text:span text:style-name="T3"> - acesso aleatório / memória volátil.</text:span></text:p>
        </text:list-item>
        <text:list-item>
          <text:p text:style-name="P12"><text:span text:style-name="T2">M</text:span><text:span text:style-name="T1">emória ROM (</text:span><text:span text:style-name="T2">R</text:span><text:span text:style-name="T1">ead-</text:span><text:span text:style-name="T2">O</text:span><text:span text:style-name="T1">nly </text:span><text:span text:style-name="T2">M</text:span><text:span text:style-name="T1">emory) </text:span><text:span text:style-name="T3">mantém informações básicas sobre o hardware do computador, gravada fisicamente em um chip pelo fabricante do micro.</text:span></text:p>
        </text:list-item>
        <text:list-item>
          <text:p text:style-name="P12"><text:span text:style-name="T1">Memória externa</text:span><text:span text:style-name="T3">: Nas memórias externas, basicamente se referem aos dispositivos de</text:span></text:p>
        </text:list-item>
      </text:list>
      <text:p text:style-name="P6"><text:tab/>armazenamento periféricos, como discos ópticos e fitas magnéticas, que são</text:p>
      <text:p text:style-name="P10"><text:span text:style-name="T3"><text:tab/>acessados através dos controladores de E/S.</text:span></text:p>
      <text:p text:style-name="P7">Ele entende a linguagem de baixo nível, a de máquinas, que é representada por 0 e 1. <text:span text:style-name="T12">(Sistema binário)</text:span></text:p>
      <text:p text:style-name="P6"/>
      <text:p text:style-name="P4">2. Von Neumann é o fundador de qual área, segundo o artigo analisado?</text:p>
      <text:p text:style-name="P10"><text:span text:style-name="T4">R</text:span><text:span text:style-name="T3">: </text:span><text:span text:style-name="T10">As contribuições de v</text:span><text:span text:style-name="T11">o</text:span><text:span text:style-name="T10">n Neumann à computação científica e, em particular, à moderna análise numérica são atestadas por vários trabalhos. De acordo com Glimm (1990a), von Neumann é o fundador da área. <text:s/></text:span></text:p>
      <text:p text:style-name="P2"/>
      <text:p text:style-name="P10"><text:span text:style-name="T5">3. Qual parte que compõe o processador tem responsabilidade sobre operações lógicas e aritméticas?</text:span></text:p>
      <text:p text:style-name="P6">R: Unidade Lógica e Aritmética (ULA): realiza um conjunto de operações necessárias à execução das instruções.</text:p>
      <text:p text:style-name="P2"/>
      <text:p text:style-name="P13"><text:span text:style-name="T6">4. Qual parte dentro do processador tinha que ser emulada via software utilizando ULA.?</text:span></text:p>
      <text:p text:style-name="P6">R:Unidade de ponto flutuante, pois antes era necessário um chip adicional para fazer essas operações, chamado de co-processador aritmético.</text:p>
      <text:p text:style-name="P3"><text:span text:style-name="T7"/></text:p>
      <text:p text:style-name="P14"><text:soft-page-break/><text:span text:style-name="T7">5. Temos dois tipos de máquinas virtuais, quais as particularidades que cada uma possui?</text:span></text:p>
      <text:list xml:id="list3352525314" text:style-name="L3">
        <text:list-item>
          <text:p text:style-name="P9"><text:span text:style-name="T9">Máquinas virtuais de aplicação</text:span><text:span text:style-name="T8">: São ambientes de máquinas virtuais destinados a suportar apenas um processo ou aplicação convidada específica, geralmente são usadas como suporte de execução de linguagens de programação. A máquina virtual java é um exemplo desse tipo de ambiente</text:span></text:p>
        </text:list-item>
        <text:list-item>
          <text:p text:style-name="P9"><text:span text:style-name="T9">Máquinas virtuais de sistema</text:span><text:span text:style-name="T8">: São construídos para suportar sistemas operacionais convidados completos, com aplicações convidadas executando sobre eles, suportam um ou mais sistemas operacionais convidados, com suas respectivas aplicações, que executam de forma isolada e independente.</text:span></text:p>
        </text:list-item>
      </text:list>
      <text:p text:style-name="P10"><text:span text:style-name="T3"/></text:p>
      <text:p text:style-name="P8">6. Qual a função dos Hipervisores?</text:p>
      <text:p text:style-name="P10"><text:span text:style-name="T3">R: Um hipervisor (ou monitor da máquina virtual, é um processo que cria e executa máquinas vírtuais, ele permite que um computador host ofereça suporte para várias VMs guest, compartilhando virtualmente seus recursos, como memória e processamento </text:span></text:p>
      <text:p text:style-name="P2"/>
      <text:p text:style-name="P8">7. Cite 3 vantagens de utilizar máquina virtual?</text:p>
      <text:p text:style-name="P6">R: Diversidade de plataformas,Uso de sistemas operacionais antigos,Economia,Melhor aproveitamento de hardware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Verdana" svg:font-family="Verdana, Arial, Helvetica, sans-serif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19:20:57.265903209</meta:creation-date>
    <dc:date>2020-04-03T20:05:21.863071305</dc:date>
    <meta:editing-duration>PT12M41S</meta:editing-duration>
    <meta:editing-cycles>1</meta:editing-cycles>
    <meta:document-statistic meta:table-count="0" meta:image-count="0" meta:object-count="0" meta:page-count="2" meta:paragraph-count="22" meta:word-count="407" meta:character-count="2720" meta:non-whitespace-character-count="2334"/>
    <meta:generator>LibreOffice/6.3.5.2$Linux_X86_64 LibreOffice_project/30$Build-2</meta:generator>
  </office:meta>
</office:document-meta>
</file>